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01829095272401</text:p>
          </table:table-cell>
          <table:table-cell office:value-type="string" calcext:value-type="string">
            <text:p>2018-08-22 19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936" calcext:value-type="float">
            <text:p>139.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9095272401</text:p>
          </table:table-cell>
          <table:table-cell office:value-type="string" calcext:value-type="string">
            <text:p>2017-12-20 17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32" calcext:value-type="float">
            <text:p>103.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9095272401</text:p>
          </table:table-cell>
          <table:table-cell office:value-type="string" calcext:value-type="string">
            <text:p>2017-09-18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352" calcext:value-type="float">
            <text:p>149.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9095272401</text:p>
          </table:table-cell>
          <table:table-cell office:value-type="string" calcext:value-type="string">
            <text:p>2016-12-27 19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06776" calcext:value-type="float">
            <text:p>104.50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9095272401</text:p>
          </table:table-cell>
          <table:table-cell office:value-type="string" calcext:value-type="string">
            <text:p>2016-08-17 18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336" calcext:value-type="float">
            <text:p>154.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9095272401</text:p>
          </table:table-cell>
          <table:table-cell office:value-type="string" calcext:value-type="string">
            <text:p>2016-01-11 21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2172" calcext:value-type="float">
            <text:p>112.82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9095272401</text:p>
          </table:table-cell>
          <table:table-cell office:value-type="string" calcext:value-type="string">
            <text:p>2015-08-19 15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9344" calcext:value-type="float">
            <text:p>160.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9095272401</text:p>
          </table:table-cell>
          <table:table-cell office:value-type="string" calcext:value-type="string">
            <text:p>2015-02-10 16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75232" calcext:value-type="float">
            <text:p>115.7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9095272401</text:p>
          </table:table-cell>
          <table:table-cell office:value-type="string" calcext:value-type="string">
            <text:p>2014-09-23 16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7528" calcext:value-type="float">
            <text:p>155.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9095272401</text:p>
          </table:table-cell>
          <table:table-cell office:value-type="string" calcext:value-type="string">
            <text:p>2013-12-02 2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79208" calcext:value-type="float">
            <text:p>121.67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9095272401</text:p>
          </table:table-cell>
          <table:table-cell office:value-type="string" calcext:value-type="string">
            <text:p>2013-09-05 16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7528" calcext:value-type="float">
            <text:p>155.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9095272401</text:p>
          </table:table-cell>
          <table:table-cell office:value-type="string" calcext:value-type="string">
            <text:p>2013-01-29 17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89176" calcext:value-type="float">
            <text:p>116.0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9095272401</text:p>
          </table:table-cell>
          <table:table-cell office:value-type="string" calcext:value-type="string">
            <text:p>2012-01-30 19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28616" calcext:value-type="float">
            <text:p>119.22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9095272401</text:p>
          </table:table-cell>
          <table:table-cell office:value-type="string" calcext:value-type="string">
            <text:p>2011-01-31 20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8228" calcext:value-type="float">
            <text:p>109.68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9095272401</text:p>
          </table:table-cell>
          <table:table-cell office:value-type="string" calcext:value-type="string">
            <text:p>2010-02-08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36144" calcext:value-type="float">
            <text:p>101.73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9095272401</text:p>
          </table:table-cell>
          <table:table-cell office:value-type="string" calcext:value-type="string">
            <text:p>2009-03-03 18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12416" calcext:value-type="float">
            <text:p>103.91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9095272401</text:p>
          </table:table-cell>
          <table:table-cell office:value-type="string" calcext:value-type="string">
            <text:p>2008-02-05 19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01688" calcext:value-type="float">
            <text:p>95.80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9095272401</text:p>
          </table:table-cell>
          <table:table-cell office:value-type="string" calcext:value-type="string">
            <text:p>2007-02-21 14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8028" calcext:value-type="float">
            <text:p>93.68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9095272401</text:p>
          </table:table-cell>
          <table:table-cell office:value-type="string" calcext:value-type="string">
            <text:p>2006-01-19 19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066" calcext:value-type="float">
            <text:p>90.90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9095272401</text:p>
          </table:table-cell>
          <table:table-cell office:value-type="string" calcext:value-type="string">
            <text:p>2005-01-04 13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4612" calcext:value-type="float">
            <text:p>79.44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9095272401</text:p>
          </table:table-cell>
          <table:table-cell office:value-type="string" calcext:value-type="string">
            <text:p>2004-01-23 14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36352" calcext:value-type="float">
            <text:p>86.63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9095272401</text:p>
          </table:table-cell>
          <table:table-cell office:value-type="string" calcext:value-type="string">
            <text:p>2003-01-09 16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60392" calcext:value-type="float">
            <text:p>80.86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9095272401</text:p>
          </table:table-cell>
          <table:table-cell office:value-type="string" calcext:value-type="string">
            <text:p>2002-01-28 16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06584" calcext:value-type="float">
            <text:p>86.20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9095272401</text:p>
          </table:table-cell>
          <table:table-cell office:value-type="string" calcext:value-type="string">
            <text:p>2001-03-02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11064" calcext:value-type="float">
            <text:p>68.71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9095272401</text:p>
          </table:table-cell>
          <table:table-cell office:value-type="string" calcext:value-type="string">
            <text:p>2000-01-20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56528" calcext:value-type="float">
            <text:p>69.75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9095272401</text:p>
          </table:table-cell>
          <table:table-cell office:value-type="string" calcext:value-type="string">
            <text:p>1999-01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2532" calcext:value-type="float">
            <text:p>65.42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9095272401</text:p>
          </table:table-cell>
          <table:table-cell office:value-type="string" calcext:value-type="string">
            <text:p>1998-01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55456" calcext:value-type="float">
            <text:p>59.65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9095272401</text:p>
          </table:table-cell>
          <table:table-cell office:value-type="string" calcext:value-type="string">
            <text:p>1997-01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65512" calcext:value-type="float">
            <text:p>60.86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9095272401</text:p>
          </table:table-cell>
          <table:table-cell office:value-type="string" calcext:value-type="string">
            <text:p>1996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324" calcext:value-type="float">
            <text:p>60.21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9095272401</text:p>
          </table:table-cell>
          <table:table-cell office:value-type="string" calcext:value-type="string">
            <text:p>1994-05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37864" calcext:value-type="float">
            <text:p>54.53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9095272401</text:p>
          </table:table-cell>
          <table:table-cell office:value-type="string" calcext:value-type="string">
            <text:p>1993-0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36112" calcext:value-type="float">
            <text:p>54.23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9095272401</text:p>
          </table:table-cell>
          <table:table-cell office:value-type="string" calcext:value-type="string">
            <text:p>1992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58016" calcext:value-type="float">
            <text:p>49.65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9095272401</text:p>
          </table:table-cell>
          <table:table-cell office:value-type="string" calcext:value-type="string">
            <text:p>1982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9095272401</text:p>
          </table:table-cell>
          <table:table-cell office:value-type="string" calcext:value-type="string">
            <text:p>1981-06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24" calcext:value-type="float">
            <text:p>34.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9095272401</text:p>
          </table:table-cell>
          <table:table-cell office:value-type="string" calcext:value-type="string">
            <text:p>1981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9095272401</text:p>
          </table:table-cell>
          <table:table-cell office:value-type="string" calcext:value-type="string">
            <text:p>1980-10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9095272401</text:p>
          </table:table-cell>
          <table:table-cell office:value-type="string" calcext:value-type="string">
            <text:p>1980-06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76" calcext:value-type="float">
            <text:p>34.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9095272401</text:p>
          </table:table-cell>
          <table:table-cell office:value-type="string" calcext:value-type="string">
            <text:p>1979-06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9095272401</text:p>
          </table:table-cell>
          <table:table-cell office:value-type="string" calcext:value-type="string">
            <text:p>1979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9095272401</text:p>
          </table:table-cell>
          <table:table-cell office:value-type="string" calcext:value-type="string">
            <text:p>1978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9095272401</text:p>
          </table:table-cell>
          <table:table-cell office:value-type="string" calcext:value-type="string">
            <text:p>1977-0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9095272401</text:p>
          </table:table-cell>
          <table:table-cell office:value-type="string" calcext:value-type="string">
            <text:p>1976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0448" calcext:value-type="float">
            <text:p>21.11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9095272401</text:p>
          </table:table-cell>
          <table:table-cell office:value-type="string" calcext:value-type="string">
            <text:p>1975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92" calcext:value-type="float">
            <text:p>24.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9095272401</text:p>
          </table:table-cell>
          <table:table-cell office:value-type="string" calcext:value-type="string">
            <text:p>1974-0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5728" calcext:value-type="float">
            <text:p>21.44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9095272401</text:p>
          </table:table-cell>
          <table:table-cell office:value-type="string" calcext:value-type="string">
            <text:p>1973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2192" calcext:value-type="float">
            <text:p>22.87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9095272401</text:p>
          </table:table-cell>
          <table:table-cell office:value-type="string" calcext:value-type="string">
            <text:p>1967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9095272401</text:p>
          </table:table-cell>
          <table:table-cell office:value-type="string" calcext:value-type="string">
            <text:p>1954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71" meta:object-count="0"/>
    <meta:user-defined meta:name="AppVersion">3.0</meta:user-defined>
  </office:meta>
</office:document-meta>
</file>